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svg:font-family="Noto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Vrinda" svg:font-family="Vrinda"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vertical-align="auto" fo:margin-top="0.1666in" fo:margin-bottom="0.1666in"/>
      <style:text-properties fo:hyphenate="true"/>
    </style:style>
    <style:style style:name="T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3" style:parent-style-name="Normal" style:family="paragraph">
      <style:paragraph-properties style:vertical-align="auto" fo:margin-top="0.1666in" fo:margin-bottom="0.1666in"/>
      <style:text-properties fo:hyphenate="true"/>
    </style:style>
    <style:style style:name="T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5" style:parent-style-name="Normal" style:family="paragraph">
      <style:paragraph-properties style:vertical-align="auto" fo:margin-top="0.1666in" fo:margin-bottom="0.1666in"/>
      <style:text-properties fo:hyphenate="true"/>
    </style:style>
    <style:style style:name="T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7" style:parent-style-name="Normal" style:family="paragraph">
      <style:paragraph-properties style:vertical-align="auto" fo:margin-top="0.1666in" fo:margin-bottom="0.1666in"/>
      <style:text-properties fo:hyphenate="true"/>
    </style:style>
    <style:style style:name="T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9" style:parent-style-name="Normal" style:family="paragraph">
      <style:paragraph-properties style:vertical-align="auto" fo:margin-top="0.1666in" fo:margin-bottom="0.1666in"/>
      <style:text-properties fo:hyphenate="true"/>
    </style:style>
    <style:style style:name="T1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1" style:parent-style-name="Normal" style:family="paragraph">
      <style:paragraph-properties style:vertical-align="auto" fo:margin-top="0.1666in" fo:margin-bottom="0.1666in"/>
      <style:text-properties fo:hyphenate="true"/>
    </style:style>
    <style:style style:name="T1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3" style:parent-style-name="Normal" style:family="paragraph">
      <style:paragraph-properties style:vertical-align="auto" fo:margin-top="0.1666in" fo:margin-bottom="0.1666in"/>
      <style:text-properties fo:hyphenate="true"/>
    </style:style>
    <style:style style:name="T1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5" style:parent-style-name="Normal" style:family="paragraph">
      <style:paragraph-properties style:vertical-align="auto" fo:margin-top="0.1666in" fo:margin-bottom="0.1666in"/>
      <style:text-properties fo:hyphenate="true"/>
    </style:style>
    <style:style style:name="T1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7" style:parent-style-name="Normal" style:family="paragraph">
      <style:paragraph-properties style:vertical-align="auto" fo:margin-top="0.1666in" fo:margin-bottom="0.1666in"/>
      <style:text-properties fo:hyphenate="true"/>
    </style:style>
    <style:style style:name="T1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9" style:parent-style-name="Normal" style:family="paragraph">
      <style:paragraph-properties style:vertical-align="auto" fo:margin-top="0.1666in" fo:margin-bottom="0.1666in"/>
      <style:text-properties fo:hyphenate="true"/>
    </style:style>
    <style:style style:name="T2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21" style:parent-style-name="Normal" style:family="paragraph">
      <style:paragraph-properties style:vertical-align="auto" fo:margin-top="0.1666in" fo:margin-bottom="0.1666in"/>
      <style:text-properties fo:hyphenate="true"/>
    </style:style>
    <style:style style:name="T2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23" style:parent-style-name="Normal" style:family="paragraph">
      <style:paragraph-properties style:vertical-align="auto" fo:margin-top="0.1666in" fo:margin-bottom="0.1666in"/>
      <style:text-properties fo:hyphenate="true"/>
    </style:style>
    <style:style style:name="T2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25" style:parent-style-name="Normal" style:family="paragraph">
      <style:paragraph-properties style:vertical-align="auto" fo:margin-top="0.1666in" fo:margin-bottom="0.1666in"/>
      <style:text-properties fo:hyphenate="true"/>
    </style:style>
    <style:style style:name="T2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27" style:parent-style-name="Normal" style:family="paragraph">
      <style:paragraph-properties style:vertical-align="auto" fo:margin-top="0.1666in" fo:margin-bottom="0.1666in"/>
      <style:text-properties fo:hyphenate="true"/>
    </style:style>
    <style:style style:name="T2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29" style:parent-style-name="Normal" style:family="paragraph">
      <style:paragraph-properties style:vertical-align="auto" fo:margin-top="0.1666in" fo:margin-bottom="0.1666in"/>
      <style:text-properties fo:hyphenate="true"/>
    </style:style>
    <style:style style:name="T3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31" style:parent-style-name="Normal" style:family="paragraph">
      <style:paragraph-properties style:vertical-align="auto" fo:margin-top="0.1666in" fo:margin-bottom="0.1666in"/>
      <style:text-properties fo:hyphenate="true"/>
    </style:style>
    <style:style style:name="T3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33" style:parent-style-name="Normal" style:family="paragraph">
      <style:paragraph-properties style:vertical-align="auto" fo:margin-top="0.1666in" fo:margin-bottom="0.1666in"/>
      <style:text-properties fo:hyphenate="true"/>
    </style:style>
    <style:style style:name="T3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35" style:parent-style-name="Normal" style:family="paragraph">
      <style:paragraph-properties style:vertical-align="auto" fo:margin-top="0.1666in" fo:margin-bottom="0.1666in"/>
      <style:text-properties fo:hyphenate="true"/>
    </style:style>
    <style:style style:name="T3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37" style:parent-style-name="Normal" style:family="paragraph">
      <style:paragraph-properties style:vertical-align="auto" fo:margin-top="0.1666in" fo:margin-bottom="0.1666in"/>
      <style:text-properties fo:hyphenate="true"/>
    </style:style>
    <style:style style:name="T3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39" style:parent-style-name="Normal" style:family="paragraph">
      <style:paragraph-properties style:vertical-align="auto" fo:margin-top="0.1666in" fo:margin-bottom="0.1666in"/>
      <style:text-properties fo:hyphenate="true"/>
    </style:style>
    <style:style style:name="T4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41" style:parent-style-name="Normal" style:family="paragraph">
      <style:paragraph-properties style:vertical-align="auto" fo:margin-top="0.1666in" fo:margin-bottom="0.1666in"/>
      <style:text-properties fo:hyphenate="true"/>
    </style:style>
    <style:style style:name="T4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43" style:parent-style-name="Normal" style:family="paragraph">
      <style:paragraph-properties style:vertical-align="auto" fo:margin-top="0.1666in" fo:margin-bottom="0.1666in"/>
      <style:text-properties fo:hyphenate="true"/>
    </style:style>
    <style:style style:name="T4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45" style:parent-style-name="Normal" style:family="paragraph">
      <style:paragraph-properties style:vertical-align="auto" fo:margin-top="0.1666in" fo:margin-bottom="0.1666in"/>
      <style:text-properties fo:hyphenate="true"/>
    </style:style>
    <style:style style:name="T4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47" style:parent-style-name="Normal" style:family="paragraph">
      <style:paragraph-properties style:vertical-align="auto" fo:margin-top="0.1666in" fo:margin-bottom="0.1666in"/>
      <style:text-properties fo:hyphenate="true"/>
    </style:style>
    <style:style style:name="T4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49" style:parent-style-name="Normal" style:family="paragraph">
      <style:paragraph-properties style:vertical-align="auto" fo:margin-top="0.1666in" fo:margin-bottom="0.1666in"/>
      <style:text-properties fo:hyphenate="true"/>
    </style:style>
    <style:style style:name="T5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51" style:parent-style-name="Normal" style:family="paragraph">
      <style:paragraph-properties style:vertical-align="auto" fo:margin-top="0.1666in" fo:margin-bottom="0.1666in"/>
      <style:text-properties fo:hyphenate="true"/>
    </style:style>
    <style:style style:name="T5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53" style:parent-style-name="Normal" style:family="paragraph">
      <style:paragraph-properties style:vertical-align="auto" fo:margin-top="0.1666in" fo:margin-bottom="0.1666in"/>
      <style:text-properties fo:hyphenate="true"/>
    </style:style>
    <style:style style:name="T5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55" style:parent-style-name="Normal" style:family="paragraph">
      <style:paragraph-properties style:vertical-align="auto" fo:margin-top="0.1666in" fo:margin-bottom="0.1666in"/>
      <style:text-properties fo:hyphenate="true"/>
    </style:style>
    <style:style style:name="T5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57" style:parent-style-name="Normal" style:family="paragraph">
      <style:paragraph-properties style:vertical-align="auto" fo:margin-top="0.1666in" fo:margin-bottom="0.1666in"/>
      <style:text-properties fo:hyphenate="true"/>
    </style:style>
    <style:style style:name="T5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59" style:parent-style-name="Normal" style:family="paragraph">
      <style:paragraph-properties style:vertical-align="auto" fo:margin-top="0.1666in" fo:margin-bottom="0.1666in"/>
      <style:text-properties fo:hyphenate="true"/>
    </style:style>
    <style:style style:name="T6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61" style:parent-style-name="Normal" style:family="paragraph">
      <style:paragraph-properties style:vertical-align="auto" fo:margin-top="0.1666in" fo:margin-bottom="0.1666in"/>
      <style:text-properties fo:hyphenate="true"/>
    </style:style>
    <style:style style:name="T6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63" style:parent-style-name="Normal" style:family="paragraph">
      <style:paragraph-properties style:vertical-align="auto" fo:margin-top="0.1666in" fo:margin-bottom="0.1666in"/>
      <style:text-properties fo:hyphenate="true"/>
    </style:style>
    <style:style style:name="T6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65" style:parent-style-name="Normal" style:family="paragraph">
      <style:paragraph-properties style:vertical-align="auto" fo:margin-top="0.1666in" fo:margin-bottom="0.1666in"/>
      <style:text-properties fo:hyphenate="true"/>
    </style:style>
    <style:style style:name="T6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67" style:parent-style-name="Normal" style:family="paragraph">
      <style:paragraph-properties style:vertical-align="auto" fo:margin-top="0.1666in" fo:margin-bottom="0.1666in"/>
      <style:text-properties fo:hyphenate="true"/>
    </style:style>
    <style:style style:name="T6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69" style:parent-style-name="Normal" style:family="paragraph">
      <style:paragraph-properties style:vertical-align="auto" fo:margin-top="0.1666in" fo:margin-bottom="0.1666in"/>
      <style:text-properties fo:hyphenate="true"/>
    </style:style>
    <style:style style:name="T7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71" style:parent-style-name="Normal" style:family="paragraph">
      <style:paragraph-properties style:vertical-align="auto" fo:margin-top="0.1666in" fo:margin-bottom="0.1666in"/>
      <style:text-properties fo:hyphenate="true"/>
    </style:style>
    <style:style style:name="T7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73" style:parent-style-name="Normal" style:family="paragraph">
      <style:paragraph-properties style:vertical-align="auto" fo:margin-top="0.1666in" fo:margin-bottom="0.1666in"/>
      <style:text-properties fo:hyphenate="true"/>
    </style:style>
    <style:style style:name="T7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75" style:parent-style-name="Normal" style:family="paragraph">
      <style:paragraph-properties style:vertical-align="auto" fo:margin-top="0.1666in" fo:margin-bottom="0.1666in"/>
      <style:text-properties fo:hyphenate="true"/>
    </style:style>
    <style:style style:name="T7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77" style:parent-style-name="Normal" style:family="paragraph">
      <style:paragraph-properties style:vertical-align="auto" fo:margin-top="0.1666in" fo:margin-bottom="0.1666in"/>
      <style:text-properties fo:hyphenate="true"/>
    </style:style>
    <style:style style:name="T7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79" style:parent-style-name="Normal" style:family="paragraph">
      <style:paragraph-properties style:vertical-align="auto" fo:margin-top="0.1666in" fo:margin-bottom="0.1666in"/>
      <style:text-properties fo:hyphenate="true"/>
    </style:style>
    <style:style style:name="T8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81" style:parent-style-name="Normal" style:family="paragraph">
      <style:paragraph-properties style:vertical-align="auto" fo:margin-top="0.1666in" fo:margin-bottom="0.1666in"/>
      <style:text-properties fo:hyphenate="true"/>
    </style:style>
    <style:style style:name="T8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83" style:parent-style-name="Normal" style:family="paragraph">
      <style:paragraph-properties style:vertical-align="auto" fo:margin-top="0.1666in" fo:margin-bottom="0.1666in"/>
      <style:text-properties fo:hyphenate="true"/>
    </style:style>
    <style:style style:name="T8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85" style:parent-style-name="Normal" style:family="paragraph">
      <style:paragraph-properties style:vertical-align="auto" fo:margin-top="0.1666in" fo:margin-bottom="0.1666in"/>
      <style:text-properties fo:hyphenate="true"/>
    </style:style>
    <style:style style:name="T8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87" style:parent-style-name="Normal" style:family="paragraph">
      <style:paragraph-properties style:vertical-align="auto" fo:margin-top="0.1666in" fo:margin-bottom="0.1666in"/>
      <style:text-properties fo:hyphenate="true"/>
    </style:style>
    <style:style style:name="T8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89" style:parent-style-name="Normal" style:family="paragraph">
      <style:paragraph-properties style:vertical-align="auto" fo:margin-top="0.1666in" fo:margin-bottom="0.1666in"/>
      <style:text-properties fo:hyphenate="true"/>
    </style:style>
    <style:style style:name="T9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91" style:parent-style-name="Normal" style:family="paragraph">
      <style:paragraph-properties style:vertical-align="auto" fo:margin-top="0.1666in" fo:margin-bottom="0.1666in"/>
      <style:text-properties fo:hyphenate="true"/>
    </style:style>
    <style:style style:name="T9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93" style:parent-style-name="Normal" style:family="paragraph">
      <style:paragraph-properties style:vertical-align="auto" fo:margin-top="0.1666in" fo:margin-bottom="0.1666in"/>
      <style:text-properties fo:hyphenate="true"/>
    </style:style>
    <style:style style:name="T9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95" style:parent-style-name="Normal" style:family="paragraph">
      <style:paragraph-properties style:vertical-align="auto" fo:margin-top="0.1666in" fo:margin-bottom="0.1666in"/>
      <style:text-properties fo:hyphenate="true"/>
    </style:style>
    <style:style style:name="T9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97" style:parent-style-name="Normal" style:family="paragraph">
      <style:paragraph-properties style:vertical-align="auto" fo:margin-top="0.1666in" fo:margin-bottom="0.1666in"/>
      <style:text-properties fo:hyphenate="true"/>
    </style:style>
    <style:style style:name="T9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99" style:parent-style-name="Normal" style:list-style-name="LFO1" style:family="paragraph">
      <style:paragraph-properties fo:margin-top="0.1666in"/>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fo:hyphenate="true"/>
    </style:style>
    <style:style style:name="P100" style:parent-style-name="Normal" style:list-style-name="LFO2" style:family="paragraph">
      <style:paragraph-properties fo:margin-bottom="0.1666in"/>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fo:hyphenate="true"/>
    </style:style>
    <style:style style:name="P101" style:parent-style-name="Normal" style:family="paragraph">
      <style:paragraph-properties style:vertical-align="auto" fo:margin-top="0.1666in" fo:margin-bottom="0.1666in"/>
      <style:text-properties fo:hyphenate="true"/>
    </style:style>
    <style:style style:name="T10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03" style:parent-style-name="Normal" style:family="paragraph">
      <style:paragraph-properties style:vertical-align="auto" fo:margin-top="0.1666in" fo:margin-bottom="0.1666in"/>
      <style:text-properties fo:hyphenate="true"/>
    </style:style>
    <style:style style:name="T10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05" style:parent-style-name="Normal" style:family="paragraph">
      <style:paragraph-properties style:vertical-align="auto" fo:margin-top="0.1666in" fo:margin-bottom="0.1666in"/>
      <style:text-properties fo:hyphenate="true"/>
    </style:style>
    <style:style style:name="T10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07" style:parent-style-name="Normal" style:family="paragraph">
      <style:paragraph-properties style:vertical-align="auto" fo:margin-top="0.1666in" fo:margin-bottom="0.1666in"/>
      <style:text-properties fo:hyphenate="true"/>
    </style:style>
    <style:style style:name="T10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09" style:parent-style-name="Normal" style:family="paragraph">
      <style:paragraph-properties style:vertical-align="auto" fo:margin-top="0.1666in" fo:margin-bottom="0.1666in"/>
      <style:text-properties fo:hyphenate="true"/>
    </style:style>
    <style:style style:name="T110"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11" style:parent-style-name="Normal" style:family="paragraph">
      <style:paragraph-properties style:vertical-align="auto" fo:margin-top="0.1666in" fo:margin-bottom="0.1666in"/>
      <style:text-properties fo:hyphenate="true"/>
    </style:style>
    <style:style style:name="T112"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13" style:parent-style-name="Normal" style:family="paragraph">
      <style:paragraph-properties style:vertical-align="auto" fo:margin-top="0.1666in" fo:margin-bottom="0.1666in"/>
      <style:text-properties fo:hyphenate="true"/>
    </style:style>
    <style:style style:name="T114"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15" style:parent-style-name="Normal" style:family="paragraph">
      <style:paragraph-properties style:vertical-align="auto"/>
      <style:text-properties style:font-name="Arial" style:font-name-asian="Times New Roman" style:font-name-complex="Arial" style:letter-kerning="false" fo:font-size="11pt" style:font-size-asian="11pt" style:font-size-complex="11pt" style:language-asian="en" style:country-asian="IN" style:language-complex="bn" style:country-complex="IN" fo:hyphenate="true"/>
    </style:style>
    <style:style style:name="P116" style:parent-style-name="Normal" style:family="paragraph">
      <style:paragraph-properties style:vertical-align="auto" fo:margin-top="0.1666in" fo:margin-bottom="0.1666in"/>
      <style:text-properties fo:hyphenate="true"/>
    </style:style>
    <style:style style:name="T117"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18" style:parent-style-name="Normal" style:family="paragraph">
      <style:paragraph-properties style:vertical-align="auto" fo:margin-top="0.1666in" fo:margin-bottom="0.1666in"/>
      <style:text-properties fo:hyphenate="true"/>
    </style:style>
    <style:style style:name="T119"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20" style:parent-style-name="Normal" style:family="paragraph">
      <style:paragraph-properties style:vertical-align="auto" fo:margin-top="0.1666in" fo:margin-bottom="0.1666in"/>
      <style:text-properties fo:hyphenate="true"/>
    </style:style>
    <style:style style:name="T121"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22" style:parent-style-name="Normal" style:family="paragraph">
      <style:paragraph-properties style:vertical-align="auto" fo:margin-top="0.1666in" fo:margin-bottom="0.1666in"/>
      <style:text-properties fo:hyphenate="true"/>
    </style:style>
    <style:style style:name="T123"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24" style:parent-style-name="Normal" style:list-style-name="LFO3" style:family="paragraph">
      <style:paragraph-properties fo:margin-top="0.1666in"/>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fo:hyphenate="true"/>
    </style:style>
    <style:style style:name="P125" style:parent-style-name="Normal" style:list-style-name="LFO4" style:family="paragraph">
      <style:paragraph-properties fo:margin-bottom="0.1666in"/>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fo:hyphenate="true"/>
    </style:style>
    <style:style style:name="P126" style:parent-style-name="Normal" style:family="paragraph">
      <style:paragraph-properties style:vertical-align="auto" fo:margin-top="0.1666in" fo:margin-bottom="0.1666in"/>
      <style:text-properties fo:hyphenate="true"/>
    </style:style>
    <style:style style:name="T127"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28" style:parent-style-name="Normal" style:family="paragraph">
      <style:paragraph-properties style:vertical-align="auto" fo:margin-top="0.1666in" fo:margin-bottom="0.1666in"/>
      <style:text-properties fo:hyphenate="true"/>
    </style:style>
    <style:style style:name="T129"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30" style:parent-style-name="Normal" style:family="paragraph">
      <style:paragraph-properties style:vertical-align="auto" fo:margin-top="0.1666in" fo:margin-bottom="0.1666in"/>
      <style:text-properties fo:hyphenate="true"/>
    </style:style>
    <style:style style:name="T131"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32" style:parent-style-name="Normal" style:family="paragraph">
      <style:paragraph-properties style:vertical-align="auto" fo:margin-top="0.1666in" fo:margin-bottom="0.1666in"/>
      <style:text-properties fo:hyphenate="true"/>
    </style:style>
    <style:style style:name="T133"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34" style:parent-style-name="Normal" style:family="paragraph">
      <style:paragraph-properties style:vertical-align="auto" fo:margin-top="0.1666in" fo:margin-bottom="0.1666in"/>
      <style:text-properties fo:hyphenate="true"/>
    </style:style>
    <style:style style:name="T135"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36" style:parent-style-name="Normal" style:family="paragraph">
      <style:paragraph-properties style:vertical-align="auto" fo:margin-top="0.1666in" fo:margin-bottom="0.1666in"/>
      <style:text-properties fo:hyphenate="true"/>
    </style:style>
    <style:style style:name="T137"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38" style:parent-style-name="Normal" style:family="paragraph">
      <style:paragraph-properties style:vertical-align="auto" fo:margin-top="0.1666in" fo:margin-bottom="0.1666in"/>
      <style:text-properties fo:hyphenate="true"/>
    </style:style>
    <style:style style:name="T139"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40" style:parent-style-name="Normal" style:family="paragraph">
      <style:paragraph-properties style:vertical-align="auto" fo:margin-top="0.1666in" fo:margin-bottom="0.1666in"/>
      <style:text-properties fo:hyphenate="true"/>
    </style:style>
    <style:style style:name="T141"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42" style:parent-style-name="Normal" style:family="paragraph">
      <style:paragraph-properties style:vertical-align="auto" fo:margin-top="0.1666in" fo:margin-bottom="0.1666in"/>
      <style:text-properties fo:hyphenate="true"/>
    </style:style>
    <style:style style:name="T143"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44" style:parent-style-name="Normal" style:family="paragraph">
      <style:paragraph-properties style:vertical-align="auto" fo:margin-top="0.1666in" fo:margin-bottom="0.1666in"/>
      <style:text-properties fo:hyphenate="true"/>
    </style:style>
    <style:style style:name="T145"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T146"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47" style:parent-style-name="Normal" style:family="paragraph">
      <style:paragraph-properties style:vertical-align="auto" fo:margin-top="0.1666in" fo:margin-bottom="0.1666in"/>
      <style:text-properties fo:hyphenate="true"/>
    </style:style>
    <style:style style:name="T148" style:parent-style-name="DefaultParagraphFont" style:family="text">
      <style:text-properties style:font-name="Arial" style:font-name-asian="Times New Roman" style:font-name-complex="Arial" fo:color="#000000" style:letter-kerning="false" fo:font-size="11pt" style:font-size-asian="11pt" style:font-size-complex="11pt" style:language-asian="en" style:country-asian="IN" style:language-complex="bn" style:country-complex="IN"/>
    </style:style>
    <style:style style:name="P149" style:parent-style-name="Standard" style:family="paragraph">
      <style:text-properties style:font-name="Arial" style:font-name-complex="Arial" fo:font-size="11pt" style:font-size-asian="11pt" style:font-size-complex="11pt"/>
    </style:style>
  </office:automatic-styles>
  <office:body>
    <office:text text:use-soft-page-breaks="true">
      <text:p text:style-name="P1"><text:span text:style-name="T2">Nirdesh 2024 HackerRank Questions:</text:span></text:p>
      <text:p text:style-name="P3"><text:span text:style-name="T4">1. What’s Cooking Sunil?? — (not main question but currently in consideration)</text:span></text:p>
      <text:p text:style-name="P5"><text:span text:style-name="T6">Sunil is working in Canteen. His boss told him to serve the food properly to professors and students. Sunil’s tray can hold a certain number of foods at a time. Sunil checks for the order, if the order is present in his tray. He serves it immediately and gets 5 stars. If it’s not there, he has to prepare and serve it, and for that he gets 3 stars. But the problem is that each order has a different priority. If his tray is full, he has to serve that upcoming order, keeping aside the least one.</text:span></text:p>
      <text:p text:style-name="P7"><text:span text:style-name="T8">Find how many stars Sunil would get at the end of the day.</text:span></text:p>
      <text:p text:style-name="P9"><text:span text:style-name="T10">Input format:</text:span></text:p>
      <text:p text:style-name="P11"><text:span text:style-name="T12">The first line contains an integer T, the no. Of test cases.</text:span></text:p>
      <text:p text:style-name="P13"><text:span text:style-name="T14">The second line contains an integer N, the no. Of orders Sunil gets.</text:span></text:p>
      <text:p text:style-name="P15"><text:span text:style-name="T16">The third line contains an integer K, the no. of Orders that can be held in his tray.</text:span></text:p>
      <text:p text:style-name="P17"><text:span text:style-name="T18">The fourth line contains space separated characters a1, a2, a3, ... a_n where a_i are the orders labeled as characters.</text:span></text:p>
      <text:p text:style-name="P19"><text:span text:style-name="T20">The fifth line contains space separated characters b1, b2, b3 ... b_n where b_i are the priorities of the orders of a1, a2, a3 ... a_n  respectively labelled as characters.</text:span></text:p>
      <text:p text:style-name="P21"><text:span text:style-name="T22">Output format:</text:span></text:p>
      <text:p text:style-name="P23"><text:span text:style-name="T24">A single integer containing the stars Sunil would get.</text:span></text:p>
      <text:p text:style-name="P25"><text:span text:style-name="T26">Sample Input 0:</text:span></text:p>
      <text:p text:style-name="P27"><text:span text:style-name="T28">1</text:span></text:p>
      <text:p text:style-name="P29"><text:span text:style-name="T30">8</text:span></text:p>
      <text:p text:style-name="P31"><text:span text:style-name="T32">4</text:span></text:p>
      <text:p text:style-name="P33"><text:span text:style-name="T34">a c a b d a e b</text:span></text:p>
      <text:p text:style-name="P35"><text:span text:style-name="T36">1 2 1 3 4 1 5 2</text:span></text:p>
      <text:p text:style-name="P37"><text:span text:style-name="T38">Sample Output 0:</text:span></text:p>
      <text:p text:style-name="P39"><text:span text:style-name="T40">30</text:span></text:p>
      <text:p text:style-name="P41"><text:span text:style-name="T42">2. Somdutta and Numbers</text:span></text:p>
      <text:p text:style-name="P43"><text:span text:style-name="T44">Somdutta got two numbers, X and Y. Somdutta has been told that he has a choice token whose value is initially 0. Say the value of the token is T. He starts to count how many ways T numbers can be chosen from X numbers. Each time he finds the number of ways, the value of the token increases by 1. The token has a power that the no. of value the token holds, Y will get multiplied with the count, the no. of times the value token holds. The value of the token will increase up to X.</text:span></text:p>
      <text:p text:style-name="P45"><text:span text:style-name="T46">Find the sum of all possible counts Somdutta would get. </text:span></text:p>
      <text:p text:style-name="P47"><text:span text:style-name="T48">Time Limit: Solve it in O(n) complexity.</text:span></text:p>
      <text:soft-page-break/>
      <text:p text:style-name="P49"><text:span text:style-name="T50">Input Format:</text:span></text:p>
      <text:p text:style-name="P51"><text:span text:style-name="T52">The first line contains an integer N, the no. of test cases.</text:span></text:p>
      <text:p text:style-name="P53"><text:span text:style-name="T54">The second line has two space separated integers, X and Y.</text:span></text:p>
      <text:p text:style-name="P55"><text:span text:style-name="T56">Output Format:</text:span></text:p>
      <text:p text:style-name="P57"><text:span text:style-name="T58">An integer Z.</text:span></text:p>
      <text:p text:style-name="P59"><text:span text:style-name="T60">Sample Input 0:</text:span></text:p>
      <text:p text:style-name="P61"><text:span text:style-name="T62">1</text:span></text:p>
      <text:p text:style-name="P63"><text:span text:style-name="T64">5 3</text:span></text:p>
      <text:p text:style-name="P65"><text:span text:style-name="T66">Sample Output 0:</text:span></text:p>
      <text:p text:style-name="P67"><text:span text:style-name="T68">1024</text:span></text:p>
      <text:p text:style-name="P69"><text:span text:style-name="T70">Explanation for Sample Output 0:</text:span></text:p>
      <text:p text:style-name="P71"><text:span text:style-name="T72">The possible counts Shashanka would get are 1, 15, 90, 270, 405, 243.</text:span></text:p>
      <text:p text:style-name="P73"><text:span text:style-name="T74"> </text:span></text:p>
      <text:p text:style-name="P75"><text:span text:style-name="T76">3.cavity fill map</text:span></text:p>
      <text:p text:style-name="P77"><text:span text:style-name="T78">Mr Mehta wants to fill an excavated land with sand .</text:span></text:p>
      <text:p text:style-name="P79"><text:span text:style-name="T80">Find the final matrix without any cavity.</text:span></text:p>
      <text:p text:style-name="P81"><text:span text:style-name="T82">Input Format:</text:span></text:p>
      <text:p text:style-name="P83"><text:span text:style-name="T84">The first line contains an integer N, the size of the matrix.</text:span></text:p>
      <text:p text:style-name="P85"><text:span text:style-name="T86">The next n line contains n digits.</text:span></text:p>
      <text:p text:style-name="P87"><text:span text:style-name="T88">Output Format:</text:span></text:p>
      <text:p text:style-name="P89"><text:span text:style-name="T90">A N x N matrix.</text:span></text:p>
      <text:p text:style-name="P91"><text:span text:style-name="T92">3. SOS: Saving Oindrila Saha</text:span></text:p>
      <text:p text:style-name="P93"><text:span text:style-name="T94">It was a cozy rainy day for relaxing but you have no chill. You got a call from Pragyaparamita Mukherjee from Third Eye Detective Agency. She has given you a case to save one of her clients, Oindrila Saha from the criminals. Oindrila is in a very dangerous situation and you have to save her by minimizing the threats around her.</text:span></text:p>
      <text:p text:style-name="P95"><text:span text:style-name="T96">The map, showing the current location of Oindrila, is represented as a N-dimensional matrix containing values from 1 to 9. The way to reduce threats is to make the value 0 if that particular position in the matrix is in threat.</text:span></text:p>
      <text:p text:style-name="P97"><text:span text:style-name="T98">A position in the map is in threat if</text:span></text:p>
      <text:list text:style-name="LFO1" text:continue-numbering="true">
        <text:list-item>
          <text:p text:style-name="P99">The position is not on the border of the map.</text:p>
        </text:list-item>
      </text:list>
      <text:list text:style-name="LFO2" text:continue-numbering="true">
        <text:list-item>
          <text:p text:style-name="P100">All The depths of the adjacent positions are lesser than the depths mentioned.</text:p>
        </text:list-item>
      </text:list>
      <text:soft-page-break/>
      <text:p text:style-name="P101"><text:span text:style-name="T102">Two positions are adjacent if they have a common edge or column.</text:span></text:p>
      <text:p text:style-name="P103"><text:span text:style-name="T104">Repeat this process until no position in the map is in threat and find out the safety map.</text:span></text:p>
      <text:p text:style-name="P105"><text:span text:style-name="T106">Input format:</text:span></text:p>
      <text:p text:style-name="P107"><text:span text:style-name="T108">The first line contains an integer N.</text:span></text:p>
      <text:p text:style-name="P109"><text:span text:style-name="T110">The second N line represents the map, an NxN matrix.</text:span></text:p>
      <text:p text:style-name="P111"><text:span text:style-name="T112">Output format:</text:span></text:p>
      <text:p text:style-name="P113"><text:span text:style-name="T114">The safe map, representing an NxN matrix.</text:span></text:p>
      <text:p text:style-name="P115"/>
      <text:p text:style-name="P116"><text:span text:style-name="T117">3. All Hail The Tiger</text:span></text:p>
      <text:p text:style-name="P118"><text:span text:style-name="T119">The base camp is in danger and you have to save the camp from enemies. You have a Flak 88 gun named ‘Tiger’ to defend the camps. But you have to place the gun at some specific positions to reduce the threats of the different positions of the camp. Save your base camp by reducing the threats by placing the Flak 88 Tiger Gun at the required positions.</text:span></text:p>
      <text:p text:style-name="P120"><text:span text:style-name="T121">The map of the base camp is represented as a N-dimensional matrix containing values from 1 to 9. The values in the matrix represent the threat possibilities at that specific position of the camp. Whenever you place a tank in that position of the map, the threat value at that position becomes 0.</text:span></text:p>
      <text:p text:style-name="P122"><text:span text:style-name="T123">A position in the map is in threat if</text:span></text:p>
      <text:list text:style-name="LFO3" text:continue-numbering="true">
        <text:list-item>
          <text:p text:style-name="P124">The position is not on the border of the map.</text:p>
        </text:list-item>
      </text:list>
      <text:list text:style-name="LFO4" text:continue-numbering="true">
        <text:list-item>
          <text:p text:style-name="P125">All the values of the adjacent positions are lesser than the value of the position selected.</text:p>
        </text:list-item>
      </text:list>
      <text:p text:style-name="P126"><text:span text:style-name="T127">Two positions are adjacent if they have a common edge or column.</text:span></text:p>
      <text:p text:style-name="P128"><text:span text:style-name="T129">Repeat this process until no position in the map is in threat and find out the safe map of the base camp placed with Flak 88 Tiger Gun at all possible threat positions.</text:span></text:p>
      <text:p text:style-name="P130"><text:span text:style-name="T131">Input format:</text:span></text:p>
      <text:p text:style-name="P132"><text:span text:style-name="T133">The first line contains an integer N.</text:span></text:p>
      <text:p text:style-name="P134"><text:span text:style-name="T135">The second N line represents the map, an NxN matrix.</text:span></text:p>
      <text:p text:style-name="P136"><text:span text:style-name="T137">Output format:</text:span></text:p>
      <text:p text:style-name="P138"><text:span text:style-name="T139">The safe map, representing an NxN matrix.</text:span></text:p>
      <text:p text:style-name="P140"><text:span text:style-name="T141">4. LeetCode 300 number problems</text:span></text:p>
      <text:p text:style-name="P142"><text:span text:style-name="T143">5. Gamil: Trailing zeros+something else</text:span></text:p>
      <text:p text:style-name="P144"><text:span text:style-name="T145">After watching our question of prelims &lt;je chheleta prelims e sob cheye kom marks peyeche, let’s say HoriBol&gt; came to us to complain that we have made the question extremely tough. So one of our volunteers Gamil (because he ends his email id with ‘@gamil.com’ instead of ‘@gmail.com’) wanted to play a game with him. If HoriBol wins the game then Gamil will give registration fees back from his own pocket money, otherwise, Gamil will get a Biriyani treat from HoriBol. The game is very simple. The game has n number of rounds, the winner in each round gets the differences of number of trailing zeros in the factorial of the given numbers. The player who’s number has more<text:s/></text:span><text:soft-page-break/><text:span text:style-name="T146">trailing zeros wins the round. The player with the maximum point at the end of all rounds will win the game. At this time, when you are competing here, they are playing the game. Now you have to predicate who will win the game.</text:span></text:p>
      <text:p text:style-name="P147"><text:span text:style-name="T148">Let’s say the game has round n rounds. You have given two sequences of numbers a_i and b_i, 1&lt;= i &lt;=n, the possible numbers they can play in n rounds. At the i-th round Gamil and Horibol will play the number a_i and b_i numbers against each other respectively. Find out whether there is any sequence where Gamil or Horibol will win the game. In case, where both can win the game, the game can be draw, print “Neutral”.</text:span></text:p>
      <text:p text:style-name="P1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svg:font-family="Noto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Vrinda" svg:font-family="Vrinda"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IN" style:language-complex="bn" style:country-complex="IN"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auvik Dutta</meta:initial-creator>
    <dc:creator>Sauvik Dutta</dc:creator>
    <meta:creation-date>2024-06-08T08:04:00Z</meta:creation-date>
    <dc:date>2024-06-08T08:04:00Z</dc:date>
    <meta:template xlink:href="Normal" xlink:type="simple"/>
    <meta:editing-cycles>2</meta:editing-cycles>
    <meta:editing-duration>PT300S</meta:editing-duration>
    <meta:document-statistic meta:page-count="4" meta:paragraph-count="12" meta:word-count="927" meta:character-count="6203" meta:row-count="44" meta:non-whitespace-character-count="5288"/>
  </office:meta>
</office:document-meta>
</file>